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draw:stroke="solid" svg:stroke-width="0.3cm" svg:stroke-color="#b2b2b2" draw:marker-start-width="0.65cm" draw:marker-end-width="0.65cm" draw:fill="solid" draw:fill-color="#004586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width="0.3cm" svg:stroke-color="#b2b2b2" draw:marker-start-width="0.65cm" draw:marker-end-width="0.65cm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solid" svg:stroke-color="#333333" draw:fill="solid" draw:fill-color="#333333" draw:textarea-horizontal-align="justify" draw:textarea-vertical-align="middle" draw:auto-grow-height="false" fo:min-height="2.15cm" fo:min-width="1.4cm"/>
    </style:style>
    <style:style style:name="gr6" style:family="graphic" style:parent-style-name="standard">
      <style:graphic-properties draw:stroke="solid" svg:stroke-color="#333333" draw:fill="solid" draw:fill-color="#333333" draw:textarea-horizontal-align="justify" draw:textarea-vertical-align="middle" draw:auto-grow-height="false" fo:min-height="0.05cm" fo:min-width="0.45cm"/>
    </style:style>
    <style:style style:name="gr7" style:family="graphic" style:parent-style-name="standard">
      <style:graphic-properties draw:fill="solid" draw:fill-color="#004586" draw:textarea-vertical-align="middle" draw:auto-grow-height="false" fo:min-height="4.631cm" fo:min-width="4.296cm"/>
    </style:style>
    <style:style style:name="gr8" style:family="graphic" style:parent-style-name="standard">
      <style:graphic-properties draw:fill="solid" draw:fill-color="#004586" draw:textarea-vertical-align="middle" draw:auto-grow-height="false" fo:min-height="4.651cm" fo:min-width="4.317cm"/>
    </style:style>
    <style:style style:name="gr9" style:family="graphic" style:parent-style-name="standard">
      <style:graphic-properties draw:stroke="none" svg:stroke-color="#c5000b" draw:fill="solid" draw:fill-color="#7e0021" draw:textarea-vertical-align="middle" draw:auto-grow-height="false" fo:min-height="4.629cm" fo:min-width="4.295cm"/>
    </style:style>
    <style:style style:name="gr10" style:family="graphic" style:parent-style-name="standard">
      <style:graphic-properties draw:stroke="none" svg:stroke-color="#c5000b" draw:fill="solid" draw:fill-color="#7e0021" draw:textarea-vertical-align="middle" draw:auto-grow-height="false" fo:min-height="4.593cm" fo:min-width="4.256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none" draw:textarea-vertical-align="middle" draw:auto-grow-height="false" fo:min-height="2.648cm" fo:min-width="3.245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marker-start-width="0.35cm" draw:marker-end-width="0.35cm" draw:fill="none" draw:textarea-vertical-align="middle" draw:auto-grow-height="false" fo:min-height="2.625cm" fo:min-width="3.049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cm" svg:height="0.6cm" svg:x="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6cm" svg:height="0.6cm" svg:x="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6cm" svg:height="0.6cm" svg:x="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6cm" svg:height="0.6cm" svg:x="1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3cm" svg:y1="9.6cm" svg:x2="9.3cm" svg:y2="19cm" draw:start-shape="id1" draw:start-glue-point="8" draw:end-shape="id2" draw:end-glue-point="4" svg:d="M9300 9600v9400" svg:viewBox="0 0 1 9401">
          <text:p/>
        </draw:connector>
        <draw:connector draw:style-name="gr4" draw:text-style-name="P1" draw:layer="layout" svg:x1="4.6cm" svg:y1="14.3cm" svg:x2="14cm" svg:y2="14.3cm" draw:start-shape="id3" draw:start-glue-point="10" draw:end-shape="id4" draw:end-glue-point="6" svg:d="M4600 14300h9400" svg:viewBox="0 0 9401 1">
          <text:p/>
        </draw:connector>
        <draw:custom-shape draw:style-name="gr5" draw:text-style-name="P1" draw:layer="layout" svg:width="1.9cm" svg:height="2.4cm" svg:x="8.35cm" svg:y="13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cm" svg:height="0.9cm" svg:x="8.35cm" svg:y="12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4.795cm" svg:height="4.88cm" draw:transform="skewX (0.00471238898038463) rotate (-0.519409985393512) translate (8.432cm 6cm)">
          <text:p/>
          <draw:enhanced-geometry svg:viewBox="0 0 21600 21600" draw:text-areas="0 0 21600 21600" draw:type="circular-arrow" draw:modifiers="180 149.954551410763 8604.381834134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1" draw:layer="layout" svg:width="4.816cm" svg:height="4.9cm" draw:transform="skewX (0.00488692190558404) rotate (2.60734736955433) translate (10.106cm 22.628cm)">
          <text:p/>
          <draw:enhanced-geometry svg:viewBox="0 0 21600 21600" draw:mirror-horizontal="false" draw:text-areas="0 0 21600 21600" draw:type="circular-arrow" draw:modifiers="180 149.954551410763 8604.381834134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1" draw:layer="layout" svg:width="4.795cm" svg:height="4.878cm" draw:transform="skewX (0.00488692190558415) rotate (-2.07868713912525) translate (7.58cm 13.397cm)">
          <text:p/>
          <draw:enhanced-geometry svg:viewBox="0 0 21600 21600" draw:mirror-horizontal="false" draw:mirror-vertical="true" draw:text-areas="0 0 21600 21600" draw:type="circular-arrow" draw:modifiers="-171.088341048869 152.317423360564 5960.6893205486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4.756cm" svg:height="4.843cm" draw:transform="skewX (0.0045378560551852) rotate (1.00897484057792) translate (10.981cm 15.011cm)">
          <text:p/>
          <draw:enhanced-geometry svg:viewBox="0 0 21600 21600" draw:mirror-horizontal="false" draw:mirror-vertical="true" draw:text-areas="0 0 21600 21600" draw:type="circular-arrow" draw:modifiers="-173.200836661497 147.620421655158 6244.9715493512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3.648cm" svg:height="2.974cm" draw:transform="skewX (0.157777764380287) rotate (1.57515964992488) translate (3.402cm 12.045cm)">
          <text:p/>
          <draw:enhanced-geometry svg:viewBox="0 0 21600 21600" draw:text-areas="0 0 21600 21600" draw:type="circular-arrow" draw:modifiers="-90.9577086200964 -3.19902506279962 7538.5032617450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3.648cm" svg:height="2.974cm" draw:transform="skewX (0.157777764380287) rotate (-1.55753182447974) translate (15.344cm 16.078cm)">
          <text:p/>
          <draw:enhanced-geometry svg:viewBox="0 0 21600 21600" draw:text-areas="0 0 21600 21600" draw:type="circular-arrow" draw:modifiers="-90.9577086200964 -3.19902506279962 7538.5032617450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uturaExtended" svg:font-family="FuturaExtended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1:04:28.630000000</meta:creation-date>
    <dc:date>2015-05-19T17:39:40.358000000</dc:date>
    <meta:editing-duration>PT7M58S</meta:editing-duration>
    <meta:editing-cycles>2</meta:editing-cycles>
    <meta:generator>LibreOffice/4.3.4.1$Windows_x86 LibreOffice_project/bc356b2f991740509f321d70e4512a6a54c5f243</meta:generator>
    <meta:document-statistic meta:object-count="14"/>
  </office:meta>
</office:document-meta>
</file>